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officeooo:rsid="00181c85" officeooo:paragraph-rsid="00181c85" style:font-size-asian="19.25pt" style:font-style-asian="italic" style:font-size-complex="22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officeooo:rsid="00181c85" officeooo:paragraph-rsid="00181c85" style:font-size-asian="14pt" style:font-style-asian="italic" style:font-size-complex="16pt" style:font-style-complex="italic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style="italic" style:text-underline-style="solid" style:text-underline-width="auto" style:text-underline-color="font-color" officeooo:rsid="00181c85" officeooo:paragraph-rsid="00181c85" style:font-size-asian="14pt" style:font-style-asian="italic" style:font-size-complex="16pt" style:font-style-complex="italic"/>
    </style:style>
    <style:style style:name="P4" style:family="paragraph" style:parent-style-name="Standard" style:list-style-name="L9">
      <style:paragraph-properties fo:text-align="start" style:justify-single-word="false"/>
      <style:text-properties fo:font-size="16pt" fo:font-style="italic" style:text-underline-style="solid" style:text-underline-width="auto" style:text-underline-color="font-color" officeooo:rsid="00181c85" officeooo:paragraph-rsid="00181c85" style:font-size-asian="14pt" style:font-style-asian="italic" style:font-size-complex="16pt" style:font-style-complex="italic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6pt" fo:font-style="italic" style:text-underline-style="none" officeooo:rsid="00181c85" officeooo:paragraph-rsid="00181c85" style:font-size-asian="14pt" style:font-style-asian="italic" style:font-size-complex="16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RACCOLTA INFORMAZIONI</text:p>
      <text:p text:style-name="P1"/>
      <text:p text:style-name="P2">TARGET:</text:p>
      <text:list text:style-name="L1">
        <text:list-item>
          <text:p text:style-name="P3"><text:a xlink:type="simple" xlink:href="http://www.gamesandmovies.it/" text:style-name="Internet_20_link" text:visited-style-name="Visited_20_Internet_20_Link">www.gamestop.it</text:a></text:p>
        </text:list-item>
      </text:list>
      <text:p text:style-name="P2"/>
      <text:p text:style-name="P2">QUERY UTILIZZATE:</text:p>
      <text:list text:style-name="L2">
        <text:list-item>
          <text:p text:style-name="P5">site:gamestop.it </text:p>
        </text:list-item>
      </text:list>
      <text:p text:style-name="P6">ho utilizzato questa query per filtrare la ricerca in base al sito e comprenderne la struttura </text:p>
      <text:list text:style-name="L3">
        <text:list-item>
          <text:p text:style-name="P7">site:gamestop.it filetype:pdf OR filetype:doc OR filetype:xls </text:p>
        </text:list-item>
      </text:list>
      <text:p text:style-name="P6">ho provato ad utilizzare questa query per cercare qualche file in particolare che mi aiutasse nella ricerca </text:p>
      <text:list text:style-name="L4">
        <text:list-item>
          <text:p text:style-name="P8">site:*.gamestop.it </text:p>
        </text:list-item>
      </text:list>
      <text:p text:style-name="P6">questa query viene utilizzata per scovare eventuali sottodomini, in questo caso non ne ha trovato nessuno</text:p>
      <text:list text:style-name="L5">
        <text:list-item>
          <text:p text:style-name="P9">site:gamestop.it "login" OR "admin" OR "dashboard"</text:p>
        </text:list-item>
      </text:list>
      <text:p text:style-name="P6">con questa query ho provato a cercare eventuali aree di accesso riservate </text:p>
      <text:list text:style-name="L6">
        <text:list-item>
          <text:p text:style-name="P10">site:gamestop.it "@gamestop.it"</text:p>
        </text:list-item>
      </text:list>
      <text:p text:style-name="P6">con questa query ho filtrato la ricerca in modo tale da raggiungere eventuali email associate al sito </text:p>
      <text:list text:style-name="L7">
        <text:list-item>
          <text:p text:style-name="P11">site:gamestop.it intext:"tel" OR "telefono" OR "cellulare"</text:p>
        </text:list-item>
      </text:list>
      <text:p text:style-name="P6">ho utilizzato questa query per apprendere i numeri di telefono associati al sito </text:p>
      <text:list text:style-name="L8">
        <text:list-item>
          <text:p text:style-name="P12">site:gamestop.it intext:"sede legale" OR "sede operativa" OR "indirizzo" OR "via"</text:p>
        </text:list-item>
        <text:list-item>
          <text:p text:style-name="P12">site:gamestop.it intext:"partita IVA" OR "p.iva" OR "P.IVA"</text:p>
        </text:list-item>
      </text:list>
      <text:p text:style-name="P6">queste due query invece le ho utilizzate per conoscere i dati fiscali e le sedi del sito</text:p>
      <text:list text:style-name="L9">
        <text:list-header>
          <text:p text:style-name="P4">CONCLUSIONI</text:p>
        </text:list-header>
      </text:list>
      <text:p text:style-name="P2">sono riuscito a risalire ad alcuni sottodomini inutilizzati, ai numeri di telefono e alla sede oltre ad aver visto le varie info fiscali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5:23:57.584000000</meta:creation-date>
    <dc:date>2025-04-28T17:18:26.473000000</dc:date>
    <meta:editing-duration>PT1H54M31S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21" meta:word-count="188" meta:character-count="1255" meta:non-whitespace-character-count="1089"/>
  </office:meta>
</office:document-meta>
</file>